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48a2a" officeooo:paragraph-rsid="00148a2a"/>
    </style:style>
    <style:style style:name="P2" style:family="paragraph" style:parent-style-name="Standard">
      <style:paragraph-properties fo:text-align="center" style:justify-single-word="false"/>
      <style:text-properties officeooo:rsid="00148a2a" officeooo:paragraph-rsid="00148a2a"/>
    </style:style>
    <style:style style:name="P3" style:family="paragraph" style:parent-style-name="Standard">
      <style:text-properties fo:font-style="italic" officeooo:rsid="00148a2a" officeooo:paragraph-rsid="00148a2a" style:font-style-asian="italic" style:font-style-complex="italic"/>
    </style:style>
    <style:style style:name="P4" style:family="paragraph" style:parent-style-name="Standard">
      <style:text-properties officeooo:rsid="0015e928" officeooo:paragraph-rsid="0015e928"/>
    </style:style>
    <style:style style:name="P5" style:family="paragraph" style:parent-style-name="Standard">
      <style:text-properties officeooo:rsid="0015e928" officeooo:paragraph-rsid="001755b7"/>
    </style:style>
    <style:style style:name="P6" style:family="paragraph" style:parent-style-name="Standard">
      <style:text-properties officeooo:rsid="001755b7" officeooo:paragraph-rsid="001755b7"/>
    </style:style>
    <style:style style:name="P7" style:family="paragraph" style:parent-style-name="Standard">
      <style:text-properties officeooo:rsid="0017a4bc" officeooo:paragraph-rsid="0017a4bc"/>
    </style:style>
    <style:style style:name="P8" style:family="paragraph" style:parent-style-name="Standard">
      <style:text-properties officeooo:rsid="0018f7cb" officeooo:paragraph-rsid="0018f7cb"/>
    </style:style>
    <style:style style:name="P9" style:family="paragraph" style:parent-style-name="Standard">
      <style:text-properties officeooo:rsid="0019ea6f" officeooo:paragraph-rsid="0019ea6f"/>
    </style:style>
    <style:style style:name="P10" style:family="paragraph" style:parent-style-name="Standard" style:list-style-name="L1">
      <style:text-properties officeooo:rsid="0015e928" officeooo:paragraph-rsid="0015e928"/>
    </style:style>
    <style:style style:name="P11" style:family="paragraph" style:parent-style-name="Standard">
      <style:text-properties officeooo:rsid="0015e928" officeooo:paragraph-rsid="0015e928"/>
    </style:style>
    <style:style style:name="P12" style:family="paragraph" style:parent-style-name="Standard">
      <style:text-properties officeooo:rsid="001755b7" officeooo:paragraph-rsid="0015e928"/>
    </style:style>
    <style:style style:name="P13" style:family="paragraph" style:parent-style-name="Standard">
      <style:text-properties officeooo:rsid="001c8515" officeooo:paragraph-rsid="001c8515"/>
    </style:style>
    <style:style style:name="P14" style:family="paragraph" style:parent-style-name="Standard">
      <style:text-properties officeooo:rsid="0019ea6f" officeooo:paragraph-rsid="0019ea6f"/>
    </style:style>
    <style:style style:name="P15" style:family="paragraph" style:parent-style-name="Standard">
      <style:text-properties officeooo:rsid="001de35c" officeooo:paragraph-rsid="001de35c"/>
    </style:style>
    <style:style style:name="P16" style:family="paragraph">
      <loext:graphic-properties draw:fill-color="#ffffff"/>
      <style:paragraph-properties fo:text-align="center"/>
    </style:style>
    <style:style style:name="P17" style:family="paragraph">
      <loext:graphic-properties draw:fill-color="#ffff66"/>
    </style:style>
    <style:style style:name="P18" style:family="paragraph">
      <style:paragraph-properties fo:text-align="center"/>
    </style:style>
    <style:style style:name="P19" style:family="paragraph">
      <loext:graphic-properties draw:fill="none" draw:fill-color="#ffffff"/>
    </style:style>
    <style:style style:name="T1" style:family="text">
      <style:text-properties officeooo:rsid="0015e928"/>
    </style:style>
    <style:style style:name="T2" style:family="text">
      <style:text-properties officeooo:rsid="001755b7"/>
    </style:style>
    <style:style style:name="T3" style:family="text">
      <style:text-properties officeooo:rsid="0017a4bc"/>
    </style:style>
    <style:style style:name="T4" style:family="text">
      <style:text-properties officeooo:rsid="0018f7cb"/>
    </style:style>
    <style:style style:name="T5" style:family="text">
      <style:text-properties style:text-position="sub 58%"/>
    </style:style>
    <style:style style:name="T6" style:family="text">
      <style:text-properties officeooo:rsid="001af9db"/>
    </style:style>
    <style:style style:name="T7" style:family="text">
      <style:text-properties fo:font-weight="bold" officeooo:rsid="001af9db" style:font-weight-asian="bold" style:font-weight-complex="bold"/>
    </style:style>
    <style:style style:name="T8" style:family="text">
      <style:text-properties officeooo:rsid="001b3dfd"/>
    </style:style>
    <style:style style:name="T9" style:family="text">
      <style:text-properties officeooo:rsid="001de35c"/>
    </style:style>
    <style:style style:name="T10" style:family="text">
      <style:text-properties officeooo:rsid="001f520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00" draw:marker-start-width="0.1689in" draw:marker-end-width="0.1689in" draw:fill-color="#ffffff" draw:textarea-horizontal-align="justify" draw:textarea-vertical-align="middle" draw:auto-grow-height="false" fo:min-height="0.1236in" fo:min-width="0.123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66" draw:textarea-horizontal-align="justify" draw:textarea-vertical-align="middle" draw:auto-grow-height="false" fo:min-height="0.2173in" fo:min-width="0.2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689in" draw:marker-end-width="0.1689in" draw:fill-color="#ffffff" draw:textarea-horizontal-align="justify" draw:textarea-vertical-align="middle" draw:auto-grow-height="false" fo:min-height="0.1043in" fo:min-width="0.104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ymmetric Velocity Logic</text:p>
      <text:p text:style-name="P2">by Sven Nilsen, 2020</text:p>
      <text:p text:style-name="P1"/>
      <text:p text:style-name="P3">In this paper I present a logic based on asymmetric velocity reference frames.</text:p>
      <text:p text:style-name="P1"/>
      <text:p text:style-name="P1">Galilean invariance means that laws <text:span text:style-name="T8">of physics</text:span> look the same in all velocity reference frames.</text:p>
      <text:p text:style-name="P1">A way to picture this is that <text:span text:style-name="T1">when the observer is moving in one direction relative to a stationary object, it looks to the observer as if the stationary object is moving in the opposite direction.</text:span></text:p>
      <text:p text:style-name="P1"/>
      <text:p text:style-name="P1"><draw:custom-shape text:anchor-type="paragraph" draw:z-index="0" draw:name="Shape1" draw:style-name="gr1" draw:text-style-name="P16" svg:width="0.1752in" svg:height="0.1752in" svg:x="1.078in" svg:y="0.0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2" draw:style-name="gr2" draw:text-style-name="P17" svg:width="0.3067in" svg:height="0.3067in" svg:x="1.7075in" svg:y="0.0646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3" draw:name="Shape1" draw:style-name="gr4" draw:text-style-name="P16" svg:width="0.1752in" svg:height="0.1752in" svg:x="4.7181in" svg:y="0.1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2" draw:style-name="gr2" draw:text-style-name="P17" svg:width="0.3067in" svg:height="0.3067in" svg:x="5.348in" svg:y="0.1091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frame text:anchor-type="paragraph" draw:z-index="6" draw:name="Shape4" draw:style-name="gr5" draw:text-style-name="P19" svg:width="0.5689in" svg:height="0.2803in" svg:x="3.0728in" svg:y="0.1083in"><draw:text-box><text:p>=</text:p></draw:text-box></draw:frame></text:p>
      <text:p text:style-name="P1"><draw:line text:anchor-type="paragraph" draw:z-index="2" draw:name="Shape3" draw:style-name="gr3" draw:text-style-name="P18" svg:x1="2.0839in" svg:y1="0.0307in" svg:x2="2.4339in" svg:y2="0.0307in"><text:p/></draw:line><draw:line text:anchor-type="paragraph" draw:z-index="5" draw:name="Shape3" draw:style-name="gr3" draw:text-style-name="P18" svg:x1="4.6661in" svg:y1="0.015in" svg:x2="4.3244in" svg:y2="0.0134in"><text:p/></draw:line></text:p>
      <text:p text:style-name="P1"/>
      <text:p text:style-name="P1">What <text:span text:style-name="T1">if</text:span> <text:span text:style-name="T1">there was a universe where the object observed could do the following:</text:span></text:p>
      <text:p text:style-name="P1"/>
      <text:list xml:id="list981019976907699248" text:style-name="L1">
        <text:list-item>
          <text:p text:style-name="P10">stay (looks as if it is stationary)</text:p>
        </text:list-item>
        <text:list-item>
          <text:p text:style-name="P10">push (<text:span text:style-name="T3">can not move closer</text:span>)</text:p>
        </text:list-item>
        <text:list-item>
          <text:p text:style-name="P10">pull (<text:span text:style-name="T3">can not move away</text:span>)</text:p>
        </text:list-item>
        <text:list-item>
          <text:p text:style-name="P10">follow (keeps same distance)</text:p>
        </text:list-item>
      </text:list>
      <text:p text:style-name="P4"/>
      <text:p text:style-name="P6">For any two objects `a` and `b`, there are two binary relations `<text:span text:style-name="T8">pushes(</text:span>a, b<text:span text:style-name="T8">)</text:span>` and `<text:span text:style-name="T8">pulls(a, b)</text:span>`.</text:p>
      <text:p text:style-name="P6"/>
      <text:p text:style-name="P8">In matrix form, these 2-relations <text:span text:style-name="T9">of velocity constraints</text:span> are defined as:</text:p>
      <text:p text:style-name="P4"/>
      <text:p text:style-name="P4"><text:tab/>stay<text:tab/>a <text:s/>b<text:tab/><text:tab/><text:span text:style-name="T2">push<text:tab/>a <text:s/>b<text:tab/><text:tab/>pull<text:tab/>a <text:s/>b<text:tab/><text:tab/>follow<text:tab/>a <text:s/>b</text:span></text:p>
      <text:p text:style-name="P5"><text:tab/>a<text:tab/><text:span text:style-name="T4">0 <text:s/>0<text:tab/><text:tab/></text:span>a<text:span text:style-name="T2"><text:tab/>0 <text:s/>0<text:tab/><text:tab/></text:span>a<text:span text:style-name="T2"><text:tab/>0 <text:s/>1<text:tab/><text:tab/></text:span>a<text:span text:style-name="T2"><text:tab/>0 <text:s/>1</text:span></text:p>
      <text:p text:style-name="P5"><text:tab/>b<text:tab/><text:span text:style-name="T2">0 <text:s/>0<text:tab/><text:tab/></text:span>b<text:span text:style-name="T2"><text:tab/>1 <text:s/>0<text:tab/><text:tab/></text:span>b<text:span text:style-name="T2"><text:tab/>0 <text:s/>0<text:tab/><text:tab/></text:span>b<text:span text:style-name="T2"><text:tab/>1 <text:s/>0</text:span></text:p>
      <text:p text:style-name="P12"/>
      <text:p text:style-name="P13">Th<text:span text:style-name="T9">is asymmetric velocity logic treats velocity of objects as unknowns, which simplifies physics programming and can be used to prove many common sense problems of physics. The analogue of Galiliean invariance in this theory is that laws of physics look the same for all observers. It turns out that this is possible without velocity being anti-symmetric in two velocity reference frames.</text:span></text:p>
      <text:p text:style-name="P7"/>
      <text:p text:style-name="P8">There is a natural way of assigning every 2-relation a function of type `bool → bool`:</text:p>
      <text:p text:style-name="P7"/>
      <text:p text:style-name="P7"><text:tab/><text:span text:style-name="T4">\false<text:tab/>&lt;=&gt;<text:tab/>stay<text:tab/><text:tab/><text:tab/>random motion results in random distances</text:span></text:p>
      <text:p text:style-name="P7"><text:tab/><text:span text:style-name="T4">not<text:tab/>&lt;=&gt;<text:tab/>push<text:tab/><text:tab/><text:tab/>random motion increases distance between two objects</text:span></text:p>
      <text:p text:style-name="P7"><text:tab/><text:span text:style-name="T4">id<text:tab/>&lt;=&gt;<text:tab/>pull<text:tab/><text:tab/><text:tab/>random motion brings two objects together</text:span></text:p>
      <text:p text:style-name="P7"><text:tab/><text:span text:style-name="T4">\true<text:tab/>&lt;=&gt;<text:tab/>follow<text:tab/><text:tab/><text:tab/>random motion results in constant distance</text:span></text:p>
      <text:p text:style-name="P7"/>
      <text:p text:style-name="P9">In <text:span text:style-name="T6">one</text:span> dimensional asymmetric velocity logic, <text:span text:style-name="T6">there are two operations on functions `bool → bool`:</text:span></text:p>
      <text:p text:style-name="P9"/>
      <text:p text:style-name="P9"><text:tab/>f<text:span text:style-name="T5">0</text:span> ∧ f<text:span text:style-name="T5">1</text:span><text:tab/><text:tab/><text:span text:style-name="T7">join</text:span><text:span text:style-name="T6"> end point of one path to the start point of another path</text:span></text:p>
      <text:p text:style-name="P9"><text:tab/>f<text:span text:style-name="T5">0</text:span> ∨ f<text:span text:style-name="T5">1</text:span><text:tab/><text:tab/><text:span text:style-name="T7">meet</text:span><text:span text:style-name="T6"> </text:span>two<text:span text:style-name="T6"> </text:span>paths in <text:span text:style-name="T6">higher</text:span> dimensions with same start and end points</text:p>
      <text:p text:style-name="P9"/>
      <text:p text:style-name="P15">These two operations <text:span text:style-name="T10">(</text:span>us<text:span text:style-name="T10">ing</text:span> Higher Order Operator Overloading<text:span text:style-name="T10">) provides consistency</text:span>. One can also <text:span text:style-name="T10">depend on other variables to determine velocity constraints, such as distance or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2" draw:display-name="Arrowheads 2"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16:51:55.751230000</meta:creation-date>
    <dc:date>2020-04-19T00:32:56.453259000</dc:date>
    <meta:editing-duration>PT14M14S</meta:editing-duration>
    <meta:editing-cycles>2</meta:editing-cycles>
    <meta:generator>LibreOffice/5.1.2.2$MacOSX_X86_64 LibreOffice_project/d3bf12ecb743fc0d20e0be0c58ca359301eb705f</meta:generator>
    <meta:document-statistic meta:table-count="0" meta:image-count="0" meta:object-count="0" meta:page-count="1" meta:paragraph-count="25" meta:word-count="360" meta:character-count="2038" meta:non-whitespace-character-count="1667"/>
  </office:meta>
</office:document-meta>
</file>